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5.863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8pt" officeooo:rsid="0003ccdf" officeooo:paragraph-rsid="0003ccdf" style:font-size-asian="8pt" style:font-size-complex="8pt"/>
    </style:style>
    <style:style style:name="P2" style:family="paragraph" style:parent-style-name="Preformatted_20_Text">
      <style:text-properties style:font-name="Arial" fo:font-size="8pt" officeooo:rsid="000bb412" officeooo:paragraph-rsid="000bb412" style:font-size-asian="8pt" style:font-size-complex="8pt"/>
    </style:style>
    <style:style style:name="P3" style:family="paragraph" style:parent-style-name="Preformatted_20_Text">
      <style:text-properties style:font-name="Arial" fo:font-size="8pt" officeooo:rsid="000c48ae" officeooo:paragraph-rsid="000c48ae" style:font-size-asian="8pt" style:font-size-complex="8pt"/>
    </style:style>
    <style:style style:name="P4" style:family="paragraph" style:parent-style-name="Preformatted_20_Text">
      <style:text-properties style:font-name="Arial" fo:font-size="8pt" officeooo:rsid="000dfd07" officeooo:paragraph-rsid="000dfd07" style:font-size-asian="8pt" style:font-size-complex="8pt"/>
    </style:style>
    <style:style style:name="P5" style:family="paragraph" style:parent-style-name="Preformatted_20_Text">
      <style:text-properties style:font-name="Arial" fo:font-size="8pt" officeooo:rsid="000ef959" officeooo:paragraph-rsid="000ef959" style:font-size-asian="8pt" style:font-size-complex="8pt"/>
    </style:style>
    <style:style style:name="P6" style:family="paragraph" style:parent-style-name="Preformatted_20_Text">
      <style:text-properties style:font-name="Arial" fo:font-size="8pt" officeooo:rsid="000fbc61" officeooo:paragraph-rsid="000fbc61" style:font-size-asian="8pt" style:font-size-complex="8pt"/>
    </style:style>
    <style:style style:name="P7" style:family="paragraph" style:parent-style-name="Preformatted_20_Text">
      <style:text-properties style:font-name="Arial" fo:font-size="8pt" officeooo:rsid="0010e96e" officeooo:paragraph-rsid="0010e96e" style:font-size-asian="8pt" style:font-size-complex="8pt"/>
    </style:style>
    <style:style style:name="P8" style:family="paragraph" style:parent-style-name="Preformatted_20_Text">
      <style:text-properties style:font-name="Arial" fo:font-size="8pt" officeooo:rsid="0012cd34" officeooo:paragraph-rsid="0012cd34" style:font-size-asian="8pt" style:font-size-complex="8pt"/>
    </style:style>
    <style:style style:name="P9" style:family="paragraph" style:parent-style-name="Preformatted_20_Text">
      <style:text-properties style:font-name="Arial" fo:font-size="8pt" officeooo:rsid="0013b94b" officeooo:paragraph-rsid="0013b94b" style:font-size-asian="8pt" style:font-size-complex="8pt"/>
    </style:style>
    <style:style style:name="P10" style:family="paragraph" style:parent-style-name="Preformatted_20_Text">
      <style:text-properties style:font-name="Arial" fo:font-size="8pt" officeooo:rsid="0013d280" officeooo:paragraph-rsid="0013d280" style:font-size-asian="8pt" style:font-size-complex="8pt"/>
    </style:style>
    <style:style style:name="P11" style:family="paragraph" style:parent-style-name="Preformatted_20_Text">
      <style:text-properties style:font-name="Arial" fo:font-size="8pt" officeooo:rsid="0015ac56" officeooo:paragraph-rsid="0015ac56" style:font-size-asian="8pt" style:font-size-complex="8pt"/>
    </style:style>
    <style:style style:name="P12" style:family="paragraph" style:parent-style-name="Preformatted_20_Text">
      <style:text-properties style:font-name="Arial" fo:font-size="8pt" officeooo:rsid="00179e00" officeooo:paragraph-rsid="00179e00" style:font-size-asian="8pt" style:font-size-complex="8pt"/>
    </style:style>
    <style:style style:name="P13" style:family="paragraph" style:parent-style-name="Preformatted_20_Text">
      <style:text-properties style:font-name="Arial" fo:font-size="8pt" officeooo:rsid="000c48ae" officeooo:paragraph-rsid="000c48ae" style:font-size-asian="8pt" style:font-size-complex="8pt"/>
    </style:style>
    <style:style style:name="P14" style:family="paragraph" style:parent-style-name="Preformatted_20_Text">
      <style:text-properties style:font-name="Arial" fo:font-size="8pt" officeooo:rsid="001be752" officeooo:paragraph-rsid="001be752" style:font-size-asian="8pt" style:font-size-complex="8pt"/>
    </style:style>
    <style:style style:name="P15" style:family="paragraph" style:parent-style-name="Table_20_Contents">
      <style:text-properties style:font-name="Arial" fo:font-size="8pt" style:font-name-asian="NSimSun" style:font-size-asian="8pt" style:font-name-complex="Liberation Mono" style:font-size-complex="8pt"/>
    </style:style>
    <style:style style:name="T1" style:family="text">
      <style:text-properties officeooo:rsid="001dd3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nhang zum Projektantrag von Jan Helmle<text:tab/><text:tab/><text:tab/><text:tab/><text:tab/><text:tab/><text:tab/>Berlin, <text:span text:style-name="T1">den </text:span>03.04.2016</text:p>
      <text:p text:style-name="P14"/>
      <text:p text:style-name="P14">---------------------------------------------------------------------------------------------------------------------------------------------------------------------------------</text:p>
      <text:p text:style-name="P3"/>
      <text:p text:style-name="P3">Verwendete Ressourcen:</text:p>
      <text:p text:style-name="P3"/>
      <text:p text:style-name="P3">Hardware:</text:p>
      <text:p text:style-name="P3">- <text:s text:c="2"/>Bueroarbeitsplatz mit handelsueblichem PC</text:p>
      <text:p text:style-name="P3"/>
      <text:p text:style-name="P3">Software:</text:p>
      <text:p text:style-name="P3">- <text:s text:c="2"/>Windows 10 Professional 64bit - Betriebssystem</text:p>
      <text:p text:style-name="P3">- <text:s text:c="2"/>Netbeans 8.1 - Entwicklungsumgebung</text:p>
      <text:p text:style-name="P3">- <text:s text:c="2"/>Git 2.6 - Quellcodeverwaltung</text:p>
      <text:p text:style-name="P3">- <text:s text:c="2"/>Symfony 3 - PHP Framework (MVC)</text:p>
      <text:p text:style-name="P3">- <text:s text:c="2"/>MySQL - Datenbankmanagementsystem</text:p>
      <text:p text:style-name="P3">- <text:s text:c="2"/>MySQL Workbench - Datenbankwerkzeug</text:p>
      <text:p text:style-name="P3">- <text:s text:c="2"/>PHP 5.6 - Skriptsprache</text:p>
      <text:p text:style-name="P3">- <text:s text:c="2"/>LibreOffice - Dokumentationswerkzeug</text:p>
      <text:p text:style-name="P3">- <text:s text:c="2"/>FileZilla - FTP Clientsoftware</text:p>
      <text:p text:style-name="P3">- <text:s text:c="2"/>PuTTY - Terminalemulator</text:p>
      <text:p text:style-name="P3">- <text:s text:c="2"/>Apache - Webserver</text:p>
      <text:p text:style-name="P3">- <text:s text:c="2"/>UML Designer - Grafisches Modellierungswerkzeug</text:p>
      <text:p text:style-name="P1"/>
      <text:p text:style-name="P1"/>
      <text:p text:style-name="P1"/>
      <text:p text:style-name="P12">Vorläufige Kosten-Nutzen-Analyse:</text:p>
      <text:p text:style-name="P12"/>
      <text:p text:style-name="P12">Die Projektdurchfuehrung kann entweder durch einen Praktikanten oder durch einen festangestellten Softwareentwickler erfolgen. Da die verwendete Software nahezu ausschliesslich kostenfrei zur verfuegung steht (Open-Source) fallen hierbei keine zusaetzlichen Aufwendungen an. </text:p>
      <text:p text:style-name="P12">Ich vergleiche daher die Personalkosten eines Praktikanten (10 Euro pro Stunde) mit denen eines Festangestellten (50 Euro pro Stunde) unter der Annahme dass ein festangestellter Entwickler nur 80% der Zeit benoetigt, das Teilprojekt somit in 56 Stunden durchfuehrt:</text:p>
      <text:p text:style-name="P12"/>
      <text:p text:style-name="P12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15"/>
          </table:table-cell>
          <table:table-cell table:style-name="Tabelle1.A1" office:value-type="string">
            <text:p text:style-name="P15"/>
          </table:table-cell>
          <table:table-cell table:style-name="Tabelle1.C1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C2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C2" office:value-type="string">
            <text:p text:style-name="P15"/>
          </table:table-cell>
        </table:table-row>
      </table:table>
      <text:p text:style-name="P12"/>
      <text:p text:style-name="P12"/>
      <text:p text:style-name="P12">Angestellter:<text:tab/><text:tab/><text:tab/>Praktikant:</text:p>
      <text:p text:style-name="P12">50 Euro/Stunde * 56 Stunden<text:tab/><text:tab/>10 Euro/Stunde * 70 Stunden</text:p>
      <text:p text:style-name="P12">=<text:tab/><text:tab/><text:tab/><text:tab/>=</text:p>
      <text:p text:style-name="P12">2800 Euro<text:tab/><text:tab/><text:tab/>700 Euro</text:p>
      <text:p text:style-name="P12"/>
      <text:p text:style-name="P12">Es ergibt sich somit ein Entwicklungskostenvorteil für das Unternehmen von 2100 Euro.</text:p>
      <text:p text:style-name="P12"/>
      <text:p text:style-name="P12">Das Unternehmen erwartet den Verkauf von 10 Apps pro Monat zu einem Preis von jeweils 50 Euro an einzelne Hotels. Dadurch wird ein Umsatz von 6000 Euro erzielt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13:14:06.830000000</dc:date>
    <meta:editing-duration>PT34M25S</meta:editing-duration>
    <meta:editing-cycles>24</meta:editing-cycles>
    <meta:generator>LibreOffice/5.1.0.3$Windows_x86 LibreOffice_project/5e3e00a007d9b3b6efb6797a8b8e57b51ab1f737</meta:generator>
    <meta:document-statistic meta:table-count="1" meta:image-count="0" meta:object-count="0" meta:page-count="1" meta:paragraph-count="27" meta:word-count="208" meta:character-count="1692" meta:non-whitespace-character-count="1470"/>
  </office:meta>
</office:document-meta>
</file>